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646in"/>
    </style:style>
    <style:style style:name="co2" style:family="table-column">
      <style:table-column-properties fo:break-before="auto" style:column-width="0.9575in"/>
    </style:style>
    <style:style style:name="co3" style:family="table-column">
      <style:table-column-properties fo:break-before="auto" style:column-width="0.8819in"/>
    </style:style>
    <style:style style:name="co4" style:family="table-column">
      <style:table-column-properties fo:break-before="auto" style:column-width="1in"/>
    </style:style>
    <style:style style:name="co5" style:family="table-column">
      <style:table-column-properties fo:break-before="auto" style:column-width="0.9362in"/>
    </style:style>
    <style:style style:name="co6" style:family="table-column">
      <style:table-column-properties fo:break-before="auto" style:column-width="0.7752in"/>
    </style:style>
    <style:style style:name="co7" style:family="table-column">
      <style:table-column-properties fo:break-before="auto" style:column-width="1.0327in"/>
    </style:style>
    <style:style style:name="co8" style:family="table-column">
      <style:table-column-properties fo:break-before="auto" style:column-width="0.9146in"/>
    </style:style>
    <style:style style:name="co9" style:family="table-column">
      <style:table-column-properties fo:break-before="auto" style:column-width="1.3008in"/>
    </style:style>
    <style:style style:name="co10" style:family="table-column">
      <style:table-column-properties fo:break-before="auto" style:column-width="1.5472in"/>
    </style:style>
    <style:style style:name="co11" style:family="table-column">
      <style:table-column-properties fo:break-before="auto" style:column-width="1.2465in"/>
    </style:style>
    <style:style style:name="co12" style:family="table-column">
      <style:table-column-properties fo:break-before="auto" style:column-width="1.5791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hresholding_results" table:style-name="ta1">
        <table:shapes>
          <draw:frame draw:z-index="0" draw:style-name="gr1" draw:text-style-name="P1" svg:width="6.2988in" svg:height="3.5429in" svg:x="11.9079in" svg:y="5.7909in">
            <draw:object draw:notify-on-update-of-ranges="thresholding_results.T2:thresholding_results.T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8" table:default-cell-style-name="Default"/>
        <table:table-row table:style-name="ro1">
          <table:table-cell office:value-type="string" calcext:value-type="string">
            <text:p>threshold value</text:p>
          </table:table-cell>
          <table:table-cell office:value-type="string" calcext:value-type="string">
            <text:p><text:s/>element size</text:p>
          </table:table-cell>
          <table:table-cell office:value-type="string" calcext:value-type="string">
            <text:p><text:s/>nb of pixels</text:p>
          </table:table-cell>
          <table:table-cell office:value-type="string" calcext:value-type="string">
            <text:p><text:s/>correct pixels</text:p>
          </table:table-cell>
          <table:table-cell office:value-type="string" calcext:value-type="string">
            <text:p><text:s/>wrong pixels</text:p>
          </table:table-cell>
          <table:table-cell office:value-type="string" calcext:value-type="string">
            <text:p><text:s/>false path</text:p>
          </table:table-cell>
          <table:table-cell office:value-type="string" calcext:value-type="string">
            <text:p><text:s/>false obstacle</text:p>
          </table:table-cell>
          <table:table-cell office:value-type="string" calcext:value-type="string">
            <text:p><text:s/>real shorline</text:p>
          </table:table-cell>
          <table:table-cell office:value-type="string" calcext:value-type="string">
            <text:p><text:s/>detected shoreline</text:p>
          </table:table-cell>
          <table:table-cell office:value-type="string" calcext:value-type="string">
            <text:p><text:s/>ratio correct shore line</text:p>
          </table:table-cell>
          <table:table-cell office:value-type="string" calcext:value-type="string">
            <text:p><text:s/>nb reference path</text:p>
          </table:table-cell>
          <table:table-cell office:value-type="string" calcext:value-type="string">
            <text:p><text:s/>nb reference obstacles</text:p>
          </table:table-cell>
          <table:table-cell/>
          <table:table-cell office:value-type="string" calcext:value-type="string">
            <text:p>total pixel ref</text:p>
          </table:table-cell>
          <table:table-cell office:value-type="string" calcext:value-type="string">
            <text:p>wrong+correct pixels</text:p>
          </table:table-cell>
          <table:table-cell office:value-type="string" calcext:value-type="string">
            <text:p>nb correct path</text:p>
          </table:table-cell>
          <table:table-cell office:value-type="string" calcext:value-type="string">
            <text:p>nb correct obst</text:p>
          </table:table-cell>
          <table:table-cell office:value-type="string" calcext:value-type="string">
            <text:p>total correct</text:p>
          </table:table-cell>
          <table:table-cell office:value-type="string" calcext:value-type="string">
            <text:p>ratio correct path</text:p>
          </table:table-cell>
          <table:table-cell office:value-type="string" calcext:value-type="string">
            <text:p>product correct path and correct shorline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556780" calcext:value-type="float">
            <text:p>1556780</text:p>
          </table:table-cell>
          <table:table-cell office:value-type="float" office:value="1295600" calcext:value-type="float">
            <text:p>1295600</text:p>
          </table:table-cell>
          <table:table-cell office:value-type="float" office:value="261179" calcext:value-type="float">
            <text:p>261179</text:p>
          </table:table-cell>
          <table:table-cell office:value-type="float" office:value="182408" calcext:value-type="float">
            <text:p>182408</text:p>
          </table:table-cell>
          <table:table-cell office:value-type="float" office:value="78771" calcext:value-type="float">
            <text:p>78771</text:p>
          </table:table-cell>
          <table:table-cell office:value-type="float" office:value="10891" calcext:value-type="float">
            <text:p>10891</text:p>
          </table:table-cell>
          <table:table-cell office:value-type="float" office:value="9199" calcext:value-type="float">
            <text:p>9199</text:p>
          </table:table-cell>
          <table:table-cell office:value-type="float" office:value="84.4642" calcext:value-type="float">
            <text:p>84.4642</text:p>
          </table:table-cell>
          <table:table-cell office:value-type="float" office:value="1143870" calcext:value-type="float">
            <text:p>1143870</text:p>
          </table:table-cell>
          <table:table-cell office:value-type="float" office:value="412909" calcext:value-type="float">
            <text:p>412909</text:p>
          </table:table-cell>
          <table:table-cell/>
          <table:table-cell table:formula="of:=[.L2]+[.K2]" office:value-type="float" office:value="1556779" calcext:value-type="float">
            <text:p>1556779</text:p>
          </table:table-cell>
          <table:table-cell table:formula="of:=[.E2]+[.D2]" office:value-type="float" office:value="1556779" calcext:value-type="float">
            <text:p>1556779</text:p>
          </table:table-cell>
          <table:table-cell table:formula="of:=[.K2]-[.G2]" office:value-type="float" office:value="1065099" calcext:value-type="float">
            <text:p>1065099</text:p>
          </table:table-cell>
          <table:table-cell table:formula="of:=[.L2]-[.F2]" office:value-type="float" office:value="230501" calcext:value-type="float">
            <text:p>230501</text:p>
          </table:table-cell>
          <table:table-cell table:formula="of:=[.Q2]+[.P2]" office:value-type="float" office:value="1295600" calcext:value-type="float">
            <text:p>1295600</text:p>
          </table:table-cell>
          <table:table-cell table:formula="of:=[.P2]/[.K2]" office:value-type="float" office:value="0.931136405360749" calcext:value-type="float">
            <text:p>0.931136405360749</text:p>
          </table:table-cell>
          <table:table-cell table:formula="of:=[.S2]*[.J2]" office:value-type="float" office:value="78.6476915696714" calcext:value-type="float">
            <text:p>78.647691569671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556780" calcext:value-type="float">
            <text:p>1556780</text:p>
          </table:table-cell>
          <table:table-cell office:value-type="float" office:value="1252580" calcext:value-type="float">
            <text:p>1252580</text:p>
          </table:table-cell>
          <table:table-cell office:value-type="float" office:value="304192" calcext:value-type="float">
            <text:p>304192</text:p>
          </table:table-cell>
          <table:table-cell office:value-type="float" office:value="236773" calcext:value-type="float">
            <text:p>236773</text:p>
          </table:table-cell>
          <table:table-cell office:value-type="float" office:value="67419" calcext:value-type="float">
            <text:p>67419</text:p>
          </table:table-cell>
          <table:table-cell office:value-type="float" office:value="10891" calcext:value-type="float">
            <text:p>10891</text:p>
          </table:table-cell>
          <table:table-cell office:value-type="float" office:value="8450" calcext:value-type="float">
            <text:p>8450</text:p>
          </table:table-cell>
          <table:table-cell office:value-type="float" office:value="77.587" calcext:value-type="float">
            <text:p>77.587</text:p>
          </table:table-cell>
          <table:table-cell office:value-type="float" office:value="1143870" calcext:value-type="float">
            <text:p>1143870</text:p>
          </table:table-cell>
          <table:table-cell office:value-type="float" office:value="412909" calcext:value-type="float">
            <text:p>412909</text:p>
          </table:table-cell>
          <table:table-cell/>
          <table:table-cell table:formula="of:=[.L3]+[.K3]" office:value-type="float" office:value="1556779" calcext:value-type="float">
            <text:p>1556779</text:p>
          </table:table-cell>
          <table:table-cell table:formula="of:=[.E3]+[.D3]" office:value-type="float" office:value="1556772" calcext:value-type="float">
            <text:p>1556772</text:p>
          </table:table-cell>
          <table:table-cell table:formula="of:=[.K3]-[.G3]" office:value-type="float" office:value="1076451" calcext:value-type="float">
            <text:p>1076451</text:p>
          </table:table-cell>
          <table:table-cell table:formula="of:=[.L3]-[.F3]" office:value-type="float" office:value="176136" calcext:value-type="float">
            <text:p>176136</text:p>
          </table:table-cell>
          <table:table-cell table:formula="of:=[.Q3]+[.P3]" office:value-type="float" office:value="1252587" calcext:value-type="float">
            <text:p>1252587</text:p>
          </table:table-cell>
          <table:table-cell table:formula="of:=[.P3]/[.K3]" office:value-type="float" office:value="0.941060610034357" calcext:value-type="float">
            <text:p>0.941060610034357</text:p>
          </table:table-cell>
          <table:table-cell table:formula="of:=[.S3]*[.J3]" office:value-type="float" office:value="73.0140695507357" calcext:value-type="float">
            <text:p>73.014069550735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1556780" calcext:value-type="float">
            <text:p>1556780</text:p>
          </table:table-cell>
          <table:table-cell office:value-type="float" office:value="1226120" calcext:value-type="float">
            <text:p>1226120</text:p>
          </table:table-cell>
          <table:table-cell office:value-type="float" office:value="330650" calcext:value-type="float">
            <text:p>330650</text:p>
          </table:table-cell>
          <table:table-cell office:value-type="float" office:value="271120" calcext:value-type="float">
            <text:p>271120</text:p>
          </table:table-cell>
          <table:table-cell office:value-type="float" office:value="59530" calcext:value-type="float">
            <text:p>59530</text:p>
          </table:table-cell>
          <table:table-cell office:value-type="float" office:value="10891" calcext:value-type="float">
            <text:p>10891</text:p>
          </table:table-cell>
          <table:table-cell office:value-type="float" office:value="7621" calcext:value-type="float">
            <text:p>7621</text:p>
          </table:table-cell>
          <table:table-cell office:value-type="float" office:value="69.9752" calcext:value-type="float">
            <text:p>69.9752</text:p>
          </table:table-cell>
          <table:table-cell office:value-type="float" office:value="1143870" calcext:value-type="float">
            <text:p>1143870</text:p>
          </table:table-cell>
          <table:table-cell office:value-type="float" office:value="412909" calcext:value-type="float">
            <text:p>412909</text:p>
          </table:table-cell>
          <table:table-cell/>
          <table:table-cell table:formula="of:=[.L4]+[.K4]" office:value-type="float" office:value="1556779" calcext:value-type="float">
            <text:p>1556779</text:p>
          </table:table-cell>
          <table:table-cell table:formula="of:=[.E4]+[.D4]" office:value-type="float" office:value="1556770" calcext:value-type="float">
            <text:p>1556770</text:p>
          </table:table-cell>
          <table:table-cell table:formula="of:=[.K4]-[.G4]" office:value-type="float" office:value="1084340" calcext:value-type="float">
            <text:p>1084340</text:p>
          </table:table-cell>
          <table:table-cell table:formula="of:=[.L4]-[.F4]" office:value-type="float" office:value="141789" calcext:value-type="float">
            <text:p>141789</text:p>
          </table:table-cell>
          <table:table-cell table:formula="of:=[.Q4]+[.P4]" office:value-type="float" office:value="1226129" calcext:value-type="float">
            <text:p>1226129</text:p>
          </table:table-cell>
          <table:table-cell table:formula="of:=[.P4]/[.K4]" office:value-type="float" office:value="0.947957372778375" calcext:value-type="float">
            <text:p>0.947957372778375</text:p>
          </table:table-cell>
          <table:table-cell table:formula="of:=[.S4]*[.J4]" office:value-type="float" office:value="66.3335067516414" calcext:value-type="float">
            <text:p>66.333506751641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1556780" calcext:value-type="float">
            <text:p>1556780</text:p>
          </table:table-cell>
          <table:table-cell office:value-type="float" office:value="1297180" calcext:value-type="float">
            <text:p>1297180</text:p>
          </table:table-cell>
          <table:table-cell office:value-type="float" office:value="259594" calcext:value-type="float">
            <text:p>259594</text:p>
          </table:table-cell>
          <table:table-cell office:value-type="float" office:value="187876" calcext:value-type="float">
            <text:p>187876</text:p>
          </table:table-cell>
          <table:table-cell office:value-type="float" office:value="71718" calcext:value-type="float">
            <text:p>71718</text:p>
          </table:table-cell>
          <table:table-cell office:value-type="float" office:value="10891" calcext:value-type="float">
            <text:p>10891</text:p>
          </table:table-cell>
          <table:table-cell office:value-type="float" office:value="9081" calcext:value-type="float">
            <text:p>9081</text:p>
          </table:table-cell>
          <table:table-cell office:value-type="float" office:value="83.3808" calcext:value-type="float">
            <text:p>83.3808</text:p>
          </table:table-cell>
          <table:table-cell office:value-type="float" office:value="1143870" calcext:value-type="float">
            <text:p>1143870</text:p>
          </table:table-cell>
          <table:table-cell office:value-type="float" office:value="412909" calcext:value-type="float">
            <text:p>412909</text:p>
          </table:table-cell>
          <table:table-cell/>
          <table:table-cell table:formula="of:=[.L5]+[.K5]" office:value-type="float" office:value="1556779" calcext:value-type="float">
            <text:p>1556779</text:p>
          </table:table-cell>
          <table:table-cell table:formula="of:=[.E5]+[.D5]" office:value-type="float" office:value="1556774" calcext:value-type="float">
            <text:p>1556774</text:p>
          </table:table-cell>
          <table:table-cell table:formula="of:=[.K5]-[.G5]" office:value-type="float" office:value="1072152" calcext:value-type="float">
            <text:p>1072152</text:p>
          </table:table-cell>
          <table:table-cell table:formula="of:=[.L5]-[.F5]" office:value-type="float" office:value="225033" calcext:value-type="float">
            <text:p>225033</text:p>
          </table:table-cell>
          <table:table-cell table:formula="of:=[.Q5]+[.P5]" office:value-type="float" office:value="1297185" calcext:value-type="float">
            <text:p>1297185</text:p>
          </table:table-cell>
          <table:table-cell table:formula="of:=[.P5]/[.K5]" office:value-type="float" office:value="0.937302315822602" calcext:value-type="float">
            <text:p>0.937302315822602</text:p>
          </table:table-cell>
          <table:table-cell table:formula="of:=[.S5]*[.J5]" office:value-type="float" office:value="78.1530169351412" calcext:value-type="float">
            <text:p>78.153016935141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1556780" calcext:value-type="float">
            <text:p>1556780</text:p>
          </table:table-cell>
          <table:table-cell office:value-type="float" office:value="1252510" calcext:value-type="float">
            <text:p>1252510</text:p>
          </table:table-cell>
          <table:table-cell office:value-type="float" office:value="304265" calcext:value-type="float">
            <text:p>304265</text:p>
          </table:table-cell>
          <table:table-cell office:value-type="float" office:value="242318" calcext:value-type="float">
            <text:p>242318</text:p>
          </table:table-cell>
          <table:table-cell office:value-type="float" office:value="61947" calcext:value-type="float">
            <text:p>61947</text:p>
          </table:table-cell>
          <table:table-cell office:value-type="float" office:value="10891" calcext:value-type="float">
            <text:p>10891</text:p>
          </table:table-cell>
          <table:table-cell office:value-type="float" office:value="8264" calcext:value-type="float">
            <text:p>8264</text:p>
          </table:table-cell>
          <table:table-cell office:value-type="float" office:value="75.8792" calcext:value-type="float">
            <text:p>75.8792</text:p>
          </table:table-cell>
          <table:table-cell office:value-type="float" office:value="1143870" calcext:value-type="float">
            <text:p>1143870</text:p>
          </table:table-cell>
          <table:table-cell office:value-type="float" office:value="412909" calcext:value-type="float">
            <text:p>412909</text:p>
          </table:table-cell>
          <table:table-cell/>
          <table:table-cell table:formula="of:=[.L6]+[.K6]" office:value-type="float" office:value="1556779" calcext:value-type="float">
            <text:p>1556779</text:p>
          </table:table-cell>
          <table:table-cell table:formula="of:=[.E6]+[.D6]" office:value-type="float" office:value="1556775" calcext:value-type="float">
            <text:p>1556775</text:p>
          </table:table-cell>
          <table:table-cell table:formula="of:=[.K6]-[.G6]" office:value-type="float" office:value="1081923" calcext:value-type="float">
            <text:p>1081923</text:p>
          </table:table-cell>
          <table:table-cell table:formula="of:=[.L6]-[.F6]" office:value-type="float" office:value="170591" calcext:value-type="float">
            <text:p>170591</text:p>
          </table:table-cell>
          <table:table-cell table:formula="of:=[.Q6]+[.P6]" office:value-type="float" office:value="1252514" calcext:value-type="float">
            <text:p>1252514</text:p>
          </table:table-cell>
          <table:table-cell table:formula="of:=[.P6]/[.K6]" office:value-type="float" office:value="0.945844370426709" calcext:value-type="float">
            <text:p>0.945844370426709</text:p>
          </table:table-cell>
          <table:table-cell table:formula="of:=[.S6]*[.J6]" office:value-type="float" office:value="71.7699141524824" calcext:value-type="float">
            <text:p>71.769914152482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1556780" calcext:value-type="float">
            <text:p>1556780</text:p>
          </table:table-cell>
          <table:table-cell office:value-type="float" office:value="1226270" calcext:value-type="float">
            <text:p>1226270</text:p>
          </table:table-cell>
          <table:table-cell office:value-type="float" office:value="330503" calcext:value-type="float">
            <text:p>330503</text:p>
          </table:table-cell>
          <table:table-cell office:value-type="float" office:value="276113" calcext:value-type="float">
            <text:p>276113</text:p>
          </table:table-cell>
          <table:table-cell office:value-type="float" office:value="54390" calcext:value-type="float">
            <text:p>54390</text:p>
          </table:table-cell>
          <table:table-cell office:value-type="float" office:value="10891" calcext:value-type="float">
            <text:p>10891</text:p>
          </table:table-cell>
          <table:table-cell office:value-type="float" office:value="7382" calcext:value-type="float">
            <text:p>7382</text:p>
          </table:table-cell>
          <table:table-cell office:value-type="float" office:value="67.7807" calcext:value-type="float">
            <text:p>67.7807</text:p>
          </table:table-cell>
          <table:table-cell office:value-type="float" office:value="1143870" calcext:value-type="float">
            <text:p>1143870</text:p>
          </table:table-cell>
          <table:table-cell office:value-type="float" office:value="412909" calcext:value-type="float">
            <text:p>412909</text:p>
          </table:table-cell>
          <table:table-cell/>
          <table:table-cell table:formula="of:=[.L7]+[.K7]" office:value-type="float" office:value="1556779" calcext:value-type="float">
            <text:p>1556779</text:p>
          </table:table-cell>
          <table:table-cell table:formula="of:=[.E7]+[.D7]" office:value-type="float" office:value="1556773" calcext:value-type="float">
            <text:p>1556773</text:p>
          </table:table-cell>
          <table:table-cell table:formula="of:=[.K7]-[.G7]" office:value-type="float" office:value="1089480" calcext:value-type="float">
            <text:p>1089480</text:p>
          </table:table-cell>
          <table:table-cell table:formula="of:=[.L7]-[.F7]" office:value-type="float" office:value="136796" calcext:value-type="float">
            <text:p>136796</text:p>
          </table:table-cell>
          <table:table-cell table:formula="of:=[.Q7]+[.P7]" office:value-type="float" office:value="1226276" calcext:value-type="float">
            <text:p>1226276</text:p>
          </table:table-cell>
          <table:table-cell table:formula="of:=[.P7]/[.K7]" office:value-type="float" office:value="0.952450890398385" calcext:value-type="float">
            <text:p>0.952450890398385</text:p>
          </table:table-cell>
          <table:table-cell table:formula="of:=[.S7]*[.J7]" office:value-type="float" office:value="64.5577880668258" calcext:value-type="float">
            <text:p>64.557788066825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1556780" calcext:value-type="float">
            <text:p>1556780</text:p>
          </table:table-cell>
          <table:table-cell office:value-type="float" office:value="1297140" calcext:value-type="float">
            <text:p>1297140</text:p>
          </table:table-cell>
          <table:table-cell office:value-type="float" office:value="259636" calcext:value-type="float">
            <text:p>259636</text:p>
          </table:table-cell>
          <table:table-cell office:value-type="float" office:value="193404" calcext:value-type="float">
            <text:p>193404</text:p>
          </table:table-cell>
          <table:table-cell office:value-type="float" office:value="66232" calcext:value-type="float">
            <text:p>66232</text:p>
          </table:table-cell>
          <table:table-cell office:value-type="float" office:value="10891" calcext:value-type="float">
            <text:p>10891</text:p>
          </table:table-cell>
          <table:table-cell office:value-type="float" office:value="8938" calcext:value-type="float">
            <text:p>8938</text:p>
          </table:table-cell>
          <table:table-cell office:value-type="float" office:value="82.0678" calcext:value-type="float">
            <text:p>82.0678</text:p>
          </table:table-cell>
          <table:table-cell office:value-type="float" office:value="1143870" calcext:value-type="float">
            <text:p>1143870</text:p>
          </table:table-cell>
          <table:table-cell office:value-type="float" office:value="412909" calcext:value-type="float">
            <text:p>412909</text:p>
          </table:table-cell>
          <table:table-cell/>
          <table:table-cell table:formula="of:=[.L8]+[.K8]" office:value-type="float" office:value="1556779" calcext:value-type="float">
            <text:p>1556779</text:p>
          </table:table-cell>
          <table:table-cell table:formula="of:=[.E8]+[.D8]" office:value-type="float" office:value="1556776" calcext:value-type="float">
            <text:p>1556776</text:p>
          </table:table-cell>
          <table:table-cell table:formula="of:=[.K8]-[.G8]" office:value-type="float" office:value="1077638" calcext:value-type="float">
            <text:p>1077638</text:p>
          </table:table-cell>
          <table:table-cell table:formula="of:=[.L8]-[.F8]" office:value-type="float" office:value="219505" calcext:value-type="float">
            <text:p>219505</text:p>
          </table:table-cell>
          <table:table-cell table:formula="of:=[.Q8]+[.P8]" office:value-type="float" office:value="1297143" calcext:value-type="float">
            <text:p>1297143</text:p>
          </table:table-cell>
          <table:table-cell table:formula="of:=[.P8]/[.K8]" office:value-type="float" office:value="0.942098315368005" calcext:value-type="float">
            <text:p>0.942098315368005</text:p>
          </table:table-cell>
          <table:table-cell table:formula="of:=[.S8]*[.J8]" office:value-type="float" office:value="77.3159361259584" calcext:value-type="float">
            <text:p>77.315936125958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556780" calcext:value-type="float">
            <text:p>1556780</text:p>
          </table:table-cell>
          <table:table-cell office:value-type="float" office:value="1251850" calcext:value-type="float">
            <text:p>1251850</text:p>
          </table:table-cell>
          <table:table-cell office:value-type="float" office:value="304928" calcext:value-type="float">
            <text:p>304928</text:p>
          </table:table-cell>
          <table:table-cell office:value-type="float" office:value="247762" calcext:value-type="float">
            <text:p>247762</text:p>
          </table:table-cell>
          <table:table-cell office:value-type="float" office:value="57166" calcext:value-type="float">
            <text:p>57166</text:p>
          </table:table-cell>
          <table:table-cell office:value-type="float" office:value="10891" calcext:value-type="float">
            <text:p>10891</text:p>
          </table:table-cell>
          <table:table-cell office:value-type="float" office:value="8049" calcext:value-type="float">
            <text:p>8049</text:p>
          </table:table-cell>
          <table:table-cell office:value-type="float" office:value="73.9051" calcext:value-type="float">
            <text:p>73.9051</text:p>
          </table:table-cell>
          <table:table-cell office:value-type="float" office:value="1143870" calcext:value-type="float">
            <text:p>1143870</text:p>
          </table:table-cell>
          <table:table-cell office:value-type="float" office:value="412909" calcext:value-type="float">
            <text:p>412909</text:p>
          </table:table-cell>
          <table:table-cell/>
          <table:table-cell table:formula="of:=[.L9]+[.K9]" office:value-type="float" office:value="1556779" calcext:value-type="float">
            <text:p>1556779</text:p>
          </table:table-cell>
          <table:table-cell table:formula="of:=[.E9]+[.D9]" office:value-type="float" office:value="1556778" calcext:value-type="float">
            <text:p>1556778</text:p>
          </table:table-cell>
          <table:table-cell table:formula="of:=[.K9]-[.G9]" office:value-type="float" office:value="1086704" calcext:value-type="float">
            <text:p>1086704</text:p>
          </table:table-cell>
          <table:table-cell table:formula="of:=[.L9]-[.F9]" office:value-type="float" office:value="165147" calcext:value-type="float">
            <text:p>165147</text:p>
          </table:table-cell>
          <table:table-cell table:formula="of:=[.Q9]+[.P9]" office:value-type="float" office:value="1251851" calcext:value-type="float">
            <text:p>1251851</text:p>
          </table:table-cell>
          <table:table-cell table:formula="of:=[.P9]/[.K9]" office:value-type="float" office:value="0.950024041193492" calcext:value-type="float">
            <text:p>0.950024041193492</text:p>
          </table:table-cell>
          <table:table-cell table:formula="of:=[.S9]*[.J9]" office:value-type="float" office:value="70.2116217668092" calcext:value-type="float">
            <text:p>70.211621766809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1556780" calcext:value-type="float">
            <text:p>1556780</text:p>
          </table:table-cell>
          <table:table-cell office:value-type="float" office:value="1226260" calcext:value-type="float">
            <text:p>1226260</text:p>
          </table:table-cell>
          <table:table-cell office:value-type="float" office:value="330519" calcext:value-type="float">
            <text:p>330519</text:p>
          </table:table-cell>
          <table:table-cell office:value-type="float" office:value="280645" calcext:value-type="float">
            <text:p>280645</text:p>
          </table:table-cell>
          <table:table-cell office:value-type="float" office:value="49874" calcext:value-type="float">
            <text:p>49874</text:p>
          </table:table-cell>
          <table:table-cell office:value-type="float" office:value="10891" calcext:value-type="float">
            <text:p>10891</text:p>
          </table:table-cell>
          <table:table-cell office:value-type="float" office:value="7159" calcext:value-type="float">
            <text:p>7159</text:p>
          </table:table-cell>
          <table:table-cell office:value-type="float" office:value="65.7332" calcext:value-type="float">
            <text:p>65.7332</text:p>
          </table:table-cell>
          <table:table-cell office:value-type="float" office:value="1143870" calcext:value-type="float">
            <text:p>1143870</text:p>
          </table:table-cell>
          <table:table-cell office:value-type="float" office:value="412909" calcext:value-type="float">
            <text:p>412909</text:p>
          </table:table-cell>
          <table:table-cell/>
          <table:table-cell table:formula="of:=[.L10]+[.K10]" office:value-type="float" office:value="1556779" calcext:value-type="float">
            <text:p>1556779</text:p>
          </table:table-cell>
          <table:table-cell table:formula="of:=[.E10]+[.D10]" office:value-type="float" office:value="1556779" calcext:value-type="float">
            <text:p>1556779</text:p>
          </table:table-cell>
          <table:table-cell table:formula="of:=[.K10]-[.G10]" office:value-type="float" office:value="1093996" calcext:value-type="float">
            <text:p>1093996</text:p>
          </table:table-cell>
          <table:table-cell table:formula="of:=[.L10]-[.F10]" office:value-type="float" office:value="132264" calcext:value-type="float">
            <text:p>132264</text:p>
          </table:table-cell>
          <table:table-cell table:formula="of:=[.Q10]+[.P10]" office:value-type="float" office:value="1226260" calcext:value-type="float">
            <text:p>1226260</text:p>
          </table:table-cell>
          <table:table-cell table:formula="of:=[.P10]/[.K10]" office:value-type="float" office:value="0.956398891482424" calcext:value-type="float">
            <text:p>0.956398891482424</text:p>
          </table:table-cell>
          <table:table-cell table:formula="of:=[.S10]*[.J10]" office:value-type="float" office:value="62.8671596135925" calcext:value-type="float">
            <text:p>62.867159613592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1556780" calcext:value-type="float">
            <text:p>1556780</text:p>
          </table:table-cell>
          <table:table-cell office:value-type="float" office:value="1296430" calcext:value-type="float">
            <text:p>1296430</text:p>
          </table:table-cell>
          <table:table-cell office:value-type="float" office:value="260348" calcext:value-type="float">
            <text:p>260348</text:p>
          </table:table-cell>
          <table:table-cell office:value-type="float" office:value="199101" calcext:value-type="float">
            <text:p>199101</text:p>
          </table:table-cell>
          <table:table-cell office:value-type="float" office:value="61247" calcext:value-type="float">
            <text:p>61247</text:p>
          </table:table-cell>
          <table:table-cell office:value-type="float" office:value="10891" calcext:value-type="float">
            <text:p>10891</text:p>
          </table:table-cell>
          <table:table-cell office:value-type="float" office:value="8765" calcext:value-type="float">
            <text:p>8765</text:p>
          </table:table-cell>
          <table:table-cell office:value-type="float" office:value="80.4793" calcext:value-type="float">
            <text:p>80.4793</text:p>
          </table:table-cell>
          <table:table-cell office:value-type="float" office:value="1143870" calcext:value-type="float">
            <text:p>1143870</text:p>
          </table:table-cell>
          <table:table-cell office:value-type="float" office:value="412909" calcext:value-type="float">
            <text:p>412909</text:p>
          </table:table-cell>
          <table:table-cell/>
          <table:table-cell table:formula="of:=[.L11]+[.K11]" office:value-type="float" office:value="1556779" calcext:value-type="float">
            <text:p>1556779</text:p>
          </table:table-cell>
          <table:table-cell table:formula="of:=[.E11]+[.D11]" office:value-type="float" office:value="1556778" calcext:value-type="float">
            <text:p>1556778</text:p>
          </table:table-cell>
          <table:table-cell table:formula="of:=[.K11]-[.G11]" office:value-type="float" office:value="1082623" calcext:value-type="float">
            <text:p>1082623</text:p>
          </table:table-cell>
          <table:table-cell table:formula="of:=[.L11]-[.F11]" office:value-type="float" office:value="213808" calcext:value-type="float">
            <text:p>213808</text:p>
          </table:table-cell>
          <table:table-cell table:formula="of:=[.Q11]+[.P11]" office:value-type="float" office:value="1296431" calcext:value-type="float">
            <text:p>1296431</text:p>
          </table:table-cell>
          <table:table-cell table:formula="of:=[.P11]/[.K11]" office:value-type="float" office:value="0.94645632807924" calcext:value-type="float">
            <text:p>0.94645632807924</text:p>
          </table:table-cell>
          <table:table-cell table:formula="of:=[.S11]*[.J11]" office:value-type="float" office:value="76.1701427643876" calcext:value-type="float">
            <text:p>76.170142764387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556780" calcext:value-type="float">
            <text:p>1556780</text:p>
          </table:table-cell>
          <table:table-cell office:value-type="float" office:value="1250920" calcext:value-type="float">
            <text:p>1250920</text:p>
          </table:table-cell>
          <table:table-cell office:value-type="float" office:value="305858" calcext:value-type="float">
            <text:p>305858</text:p>
          </table:table-cell>
          <table:table-cell office:value-type="float" office:value="253247" calcext:value-type="float">
            <text:p>253247</text:p>
          </table:table-cell>
          <table:table-cell office:value-type="float" office:value="52611" calcext:value-type="float">
            <text:p>52611</text:p>
          </table:table-cell>
          <table:table-cell office:value-type="float" office:value="10891" calcext:value-type="float">
            <text:p>10891</text:p>
          </table:table-cell>
          <table:table-cell office:value-type="float" office:value="7802" calcext:value-type="float">
            <text:p>7802</text:p>
          </table:table-cell>
          <table:table-cell office:value-type="float" office:value="71.6371" calcext:value-type="float">
            <text:p>71.6371</text:p>
          </table:table-cell>
          <table:table-cell office:value-type="float" office:value="1143870" calcext:value-type="float">
            <text:p>1143870</text:p>
          </table:table-cell>
          <table:table-cell office:value-type="float" office:value="412909" calcext:value-type="float">
            <text:p>412909</text:p>
          </table:table-cell>
          <table:table-cell/>
          <table:table-cell table:formula="of:=[.L12]+[.K12]" office:value-type="float" office:value="1556779" calcext:value-type="float">
            <text:p>1556779</text:p>
          </table:table-cell>
          <table:table-cell table:formula="of:=[.E12]+[.D12]" office:value-type="float" office:value="1556778" calcext:value-type="float">
            <text:p>1556778</text:p>
          </table:table-cell>
          <table:table-cell table:formula="of:=[.K12]-[.G12]" office:value-type="float" office:value="1091259" calcext:value-type="float">
            <text:p>1091259</text:p>
          </table:table-cell>
          <table:table-cell table:formula="of:=[.L12]-[.F12]" office:value-type="float" office:value="159662" calcext:value-type="float">
            <text:p>159662</text:p>
          </table:table-cell>
          <table:table-cell table:formula="of:=[.Q12]+[.P12]" office:value-type="float" office:value="1250921" calcext:value-type="float">
            <text:p>1250921</text:p>
          </table:table-cell>
          <table:table-cell table:formula="of:=[.P12]/[.K12]" office:value-type="float" office:value="0.95400613706103" calcext:value-type="float">
            <text:p>0.95400613706103</text:p>
          </table:table-cell>
          <table:table-cell table:formula="of:=[.S12]*[.J12]" office:value-type="float" office:value="68.3422330412547" calcext:value-type="float">
            <text:p>68.342233041254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1556780" calcext:value-type="float">
            <text:p>1556780</text:p>
          </table:table-cell>
          <table:table-cell office:value-type="float" office:value="1226000" calcext:value-type="float">
            <text:p>1226000</text:p>
          </table:table-cell>
          <table:table-cell office:value-type="float" office:value="330777" calcext:value-type="float">
            <text:p>330777</text:p>
          </table:table-cell>
          <table:table-cell office:value-type="float" office:value="285156" calcext:value-type="float">
            <text:p>285156</text:p>
          </table:table-cell>
          <table:table-cell office:value-type="float" office:value="45621" calcext:value-type="float">
            <text:p>45621</text:p>
          </table:table-cell>
          <table:table-cell office:value-type="float" office:value="10891" calcext:value-type="float">
            <text:p>10891</text:p>
          </table:table-cell>
          <table:table-cell office:value-type="float" office:value="6882" calcext:value-type="float">
            <text:p>6882</text:p>
          </table:table-cell>
          <table:table-cell office:value-type="float" office:value="63.1898" calcext:value-type="float">
            <text:p>63.1898</text:p>
          </table:table-cell>
          <table:table-cell office:value-type="float" office:value="1143870" calcext:value-type="float">
            <text:p>1143870</text:p>
          </table:table-cell>
          <table:table-cell office:value-type="float" office:value="412909" calcext:value-type="float">
            <text:p>412909</text:p>
          </table:table-cell>
          <table:table-cell/>
          <table:table-cell table:formula="of:=[.L13]+[.K13]" office:value-type="float" office:value="1556779" calcext:value-type="float">
            <text:p>1556779</text:p>
          </table:table-cell>
          <table:table-cell table:formula="of:=[.E13]+[.D13]" office:value-type="float" office:value="1556777" calcext:value-type="float">
            <text:p>1556777</text:p>
          </table:table-cell>
          <table:table-cell table:formula="of:=[.K13]-[.G13]" office:value-type="float" office:value="1098249" calcext:value-type="float">
            <text:p>1098249</text:p>
          </table:table-cell>
          <table:table-cell table:formula="of:=[.L13]-[.F13]" office:value-type="float" office:value="127753" calcext:value-type="float">
            <text:p>127753</text:p>
          </table:table-cell>
          <table:table-cell table:formula="of:=[.Q13]+[.P13]" office:value-type="float" office:value="1226002" calcext:value-type="float">
            <text:p>1226002</text:p>
          </table:table-cell>
          <table:table-cell table:formula="of:=[.P13]/[.K13]" office:value-type="float" office:value="0.960116971334155" calcext:value-type="float">
            <text:p>0.960116971334155</text:p>
          </table:table-cell>
          <table:table-cell table:formula="of:=[.S13]*[.J13]" office:value-type="float" office:value="60.669599395211" calcext:value-type="float">
            <text:p>60.66959939521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556780" calcext:value-type="float">
            <text:p>1556780</text:p>
          </table:table-cell>
          <table:table-cell office:value-type="float" office:value="1295280" calcext:value-type="float">
            <text:p>1295280</text:p>
          </table:table-cell>
          <table:table-cell office:value-type="float" office:value="261497" calcext:value-type="float">
            <text:p>261497</text:p>
          </table:table-cell>
          <table:table-cell office:value-type="float" office:value="204878" calcext:value-type="float">
            <text:p>204878</text:p>
          </table:table-cell>
          <table:table-cell office:value-type="float" office:value="56619" calcext:value-type="float">
            <text:p>56619</text:p>
          </table:table-cell>
          <table:table-cell office:value-type="float" office:value="10891" calcext:value-type="float">
            <text:p>10891</text:p>
          </table:table-cell>
          <table:table-cell office:value-type="float" office:value="8571" calcext:value-type="float">
            <text:p>8571</text:p>
          </table:table-cell>
          <table:table-cell office:value-type="float" office:value="78.698" calcext:value-type="float">
            <text:p>78.698</text:p>
          </table:table-cell>
          <table:table-cell office:value-type="float" office:value="1143870" calcext:value-type="float">
            <text:p>1143870</text:p>
          </table:table-cell>
          <table:table-cell office:value-type="float" office:value="412909" calcext:value-type="float">
            <text:p>412909</text:p>
          </table:table-cell>
          <table:table-cell/>
          <table:table-cell table:formula="of:=[.L14]+[.K14]" office:value-type="float" office:value="1556779" calcext:value-type="float">
            <text:p>1556779</text:p>
          </table:table-cell>
          <table:table-cell table:formula="of:=[.E14]+[.D14]" office:value-type="float" office:value="1556777" calcext:value-type="float">
            <text:p>1556777</text:p>
          </table:table-cell>
          <table:table-cell table:formula="of:=[.K14]-[.G14]" office:value-type="float" office:value="1087251" calcext:value-type="float">
            <text:p>1087251</text:p>
          </table:table-cell>
          <table:table-cell table:formula="of:=[.L14]-[.F14]" office:value-type="float" office:value="208031" calcext:value-type="float">
            <text:p>208031</text:p>
          </table:table-cell>
          <table:table-cell table:formula="of:=[.Q14]+[.P14]" office:value-type="float" office:value="1295282" calcext:value-type="float">
            <text:p>1295282</text:p>
          </table:table-cell>
          <table:table-cell table:formula="of:=[.P14]/[.K14]" office:value-type="float" office:value="0.950502242387684" calcext:value-type="float">
            <text:p>0.950502242387684</text:p>
          </table:table-cell>
          <table:table-cell table:formula="of:=[.S14]*[.J14]" office:value-type="float" office:value="74.8026254714259" calcext:value-type="float">
            <text:p>74.802625471425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556780" calcext:value-type="float">
            <text:p>1556780</text:p>
          </table:table-cell>
          <table:table-cell office:value-type="float" office:value="1249970" calcext:value-type="float">
            <text:p>1249970</text:p>
          </table:table-cell>
          <table:table-cell office:value-type="float" office:value="306809" calcext:value-type="float">
            <text:p>306809</text:p>
          </table:table-cell>
          <table:table-cell office:value-type="float" office:value="258425" calcext:value-type="float">
            <text:p>258425</text:p>
          </table:table-cell>
          <table:table-cell office:value-type="float" office:value="48384" calcext:value-type="float">
            <text:p>48384</text:p>
          </table:table-cell>
          <table:table-cell office:value-type="float" office:value="10891" calcext:value-type="float">
            <text:p>10891</text:p>
          </table:table-cell>
          <table:table-cell office:value-type="float" office:value="7534" calcext:value-type="float">
            <text:p>7534</text:p>
          </table:table-cell>
          <table:table-cell office:value-type="float" office:value="69.1764" calcext:value-type="float">
            <text:p>69.1764</text:p>
          </table:table-cell>
          <table:table-cell office:value-type="float" office:value="1143870" calcext:value-type="float">
            <text:p>1143870</text:p>
          </table:table-cell>
          <table:table-cell office:value-type="float" office:value="412909" calcext:value-type="float">
            <text:p>412909</text:p>
          </table:table-cell>
          <table:table-cell/>
          <table:table-cell table:formula="of:=[.L15]+[.K15]" office:value-type="float" office:value="1556779" calcext:value-type="float">
            <text:p>1556779</text:p>
          </table:table-cell>
          <table:table-cell table:formula="of:=[.E15]+[.D15]" office:value-type="float" office:value="1556779" calcext:value-type="float">
            <text:p>1556779</text:p>
          </table:table-cell>
          <table:table-cell table:formula="of:=[.K15]-[.G15]" office:value-type="float" office:value="1095486" calcext:value-type="float">
            <text:p>1095486</text:p>
          </table:table-cell>
          <table:table-cell table:formula="of:=[.L15]-[.F15]" office:value-type="float" office:value="154484" calcext:value-type="float">
            <text:p>154484</text:p>
          </table:table-cell>
          <table:table-cell table:formula="of:=[.Q15]+[.P15]" office:value-type="float" office:value="1249970" calcext:value-type="float">
            <text:p>1249970</text:p>
          </table:table-cell>
          <table:table-cell table:formula="of:=[.P15]/[.K15]" office:value-type="float" office:value="0.957701487057096" calcext:value-type="float">
            <text:p>0.957701487057096</text:p>
          </table:table-cell>
          <table:table-cell table:formula="of:=[.S15]*[.J15]" office:value-type="float" office:value="66.2503411492565" calcext:value-type="float">
            <text:p>66.250341149256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556780" calcext:value-type="float">
            <text:p>1556780</text:p>
          </table:table-cell>
          <table:table-cell office:value-type="float" office:value="1225680" calcext:value-type="float">
            <text:p>1225680</text:p>
          </table:table-cell>
          <table:table-cell office:value-type="float" office:value="331093" calcext:value-type="float">
            <text:p>331093</text:p>
          </table:table-cell>
          <table:table-cell office:value-type="float" office:value="289353" calcext:value-type="float">
            <text:p>289353</text:p>
          </table:table-cell>
          <table:table-cell office:value-type="float" office:value="41740" calcext:value-type="float">
            <text:p>41740</text:p>
          </table:table-cell>
          <table:table-cell office:value-type="float" office:value="10891" calcext:value-type="float">
            <text:p>10891</text:p>
          </table:table-cell>
          <table:table-cell office:value-type="float" office:value="6566" calcext:value-type="float">
            <text:p>6566</text:p>
          </table:table-cell>
          <table:table-cell office:value-type="float" office:value="60.2883" calcext:value-type="float">
            <text:p>60.2883</text:p>
          </table:table-cell>
          <table:table-cell office:value-type="float" office:value="1143870" calcext:value-type="float">
            <text:p>1143870</text:p>
          </table:table-cell>
          <table:table-cell office:value-type="float" office:value="412909" calcext:value-type="float">
            <text:p>412909</text:p>
          </table:table-cell>
          <table:table-cell/>
          <table:table-cell table:formula="of:=[.L16]+[.K16]" office:value-type="float" office:value="1556779" calcext:value-type="float">
            <text:p>1556779</text:p>
          </table:table-cell>
          <table:table-cell table:formula="of:=[.E16]+[.D16]" office:value-type="float" office:value="1556773" calcext:value-type="float">
            <text:p>1556773</text:p>
          </table:table-cell>
          <table:table-cell table:formula="of:=[.K16]-[.G16]" office:value-type="float" office:value="1102130" calcext:value-type="float">
            <text:p>1102130</text:p>
          </table:table-cell>
          <table:table-cell table:formula="of:=[.L16]-[.F16]" office:value-type="float" office:value="123556" calcext:value-type="float">
            <text:p>123556</text:p>
          </table:table-cell>
          <table:table-cell table:formula="of:=[.Q16]+[.P16]" office:value-type="float" office:value="1225686" calcext:value-type="float">
            <text:p>1225686</text:p>
          </table:table-cell>
          <table:table-cell table:formula="of:=[.P16]/[.K16]" office:value-type="float" office:value="0.963509839404827" calcext:value-type="float">
            <text:p>0.963509839404827</text:p>
          </table:table-cell>
          <table:table-cell table:formula="of:=[.S16]*[.J16]" office:value-type="float" office:value="58.0883702509901" calcext:value-type="float">
            <text:p>58.088370250990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1556780" calcext:value-type="float">
            <text:p>1556780</text:p>
          </table:table-cell>
          <table:table-cell office:value-type="float" office:value="1293430" calcext:value-type="float">
            <text:p>1293430</text:p>
          </table:table-cell>
          <table:table-cell office:value-type="float" office:value="263341" calcext:value-type="float">
            <text:p>263341</text:p>
          </table:table-cell>
          <table:table-cell office:value-type="float" office:value="210962" calcext:value-type="float">
            <text:p>210962</text:p>
          </table:table-cell>
          <table:table-cell office:value-type="float" office:value="52379" calcext:value-type="float">
            <text:p>52379</text:p>
          </table:table-cell>
          <table:table-cell office:value-type="float" office:value="10891" calcext:value-type="float">
            <text:p>10891</text:p>
          </table:table-cell>
          <table:table-cell office:value-type="float" office:value="8345" calcext:value-type="float">
            <text:p>8345</text:p>
          </table:table-cell>
          <table:table-cell office:value-type="float" office:value="76.6229" calcext:value-type="float">
            <text:p>76.6229</text:p>
          </table:table-cell>
          <table:table-cell office:value-type="float" office:value="1143870" calcext:value-type="float">
            <text:p>1143870</text:p>
          </table:table-cell>
          <table:table-cell office:value-type="float" office:value="412909" calcext:value-type="float">
            <text:p>412909</text:p>
          </table:table-cell>
          <table:table-cell/>
          <table:table-cell table:formula="of:=[.L17]+[.K17]" office:value-type="float" office:value="1556779" calcext:value-type="float">
            <text:p>1556779</text:p>
          </table:table-cell>
          <table:table-cell table:formula="of:=[.E17]+[.D17]" office:value-type="float" office:value="1556771" calcext:value-type="float">
            <text:p>1556771</text:p>
          </table:table-cell>
          <table:table-cell table:formula="of:=[.K17]-[.G17]" office:value-type="float" office:value="1091491" calcext:value-type="float">
            <text:p>1091491</text:p>
          </table:table-cell>
          <table:table-cell table:formula="of:=[.L17]-[.F17]" office:value-type="float" office:value="201947" calcext:value-type="float">
            <text:p>201947</text:p>
          </table:table-cell>
          <table:table-cell table:formula="of:=[.Q17]+[.P17]" office:value-type="float" office:value="1293438" calcext:value-type="float">
            <text:p>1293438</text:p>
          </table:table-cell>
          <table:table-cell table:formula="of:=[.P17]/[.K17]" office:value-type="float" office:value="0.954208957311583" calcext:value-type="float">
            <text:p>0.954208957311583</text:p>
          </table:table-cell>
          <table:table-cell table:formula="of:=[.S17]*[.J17]" office:value-type="float" office:value="73.1142575151897" calcext:value-type="float">
            <text:p>73.114257515189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1556780" calcext:value-type="float">
            <text:p>1556780</text:p>
          </table:table-cell>
          <table:table-cell office:value-type="float" office:value="1248490" calcext:value-type="float">
            <text:p>1248490</text:p>
          </table:table-cell>
          <table:table-cell office:value-type="float" office:value="308288" calcext:value-type="float">
            <text:p>308288</text:p>
          </table:table-cell>
          <table:table-cell office:value-type="float" office:value="263743" calcext:value-type="float">
            <text:p>263743</text:p>
          </table:table-cell>
          <table:table-cell office:value-type="float" office:value="44545" calcext:value-type="float">
            <text:p>44545</text:p>
          </table:table-cell>
          <table:table-cell office:value-type="float" office:value="10891" calcext:value-type="float">
            <text:p>10891</text:p>
          </table:table-cell>
          <table:table-cell office:value-type="float" office:value="7257" calcext:value-type="float">
            <text:p>7257</text:p>
          </table:table-cell>
          <table:table-cell office:value-type="float" office:value="66.633" calcext:value-type="float">
            <text:p>66.633</text:p>
          </table:table-cell>
          <table:table-cell office:value-type="float" office:value="1143870" calcext:value-type="float">
            <text:p>1143870</text:p>
          </table:table-cell>
          <table:table-cell office:value-type="float" office:value="412909" calcext:value-type="float">
            <text:p>412909</text:p>
          </table:table-cell>
          <table:table-cell/>
          <table:table-cell table:formula="of:=[.L18]+[.K18]" office:value-type="float" office:value="1556779" calcext:value-type="float">
            <text:p>1556779</text:p>
          </table:table-cell>
          <table:table-cell table:formula="of:=[.E18]+[.D18]" office:value-type="float" office:value="1556778" calcext:value-type="float">
            <text:p>1556778</text:p>
          </table:table-cell>
          <table:table-cell table:formula="of:=[.K18]-[.G18]" office:value-type="float" office:value="1099325" calcext:value-type="float">
            <text:p>1099325</text:p>
          </table:table-cell>
          <table:table-cell table:formula="of:=[.L18]-[.F18]" office:value-type="float" office:value="149166" calcext:value-type="float">
            <text:p>149166</text:p>
          </table:table-cell>
          <table:table-cell table:formula="of:=[.Q18]+[.P18]" office:value-type="float" office:value="1248491" calcext:value-type="float">
            <text:p>1248491</text:p>
          </table:table-cell>
          <table:table-cell table:formula="of:=[.P18]/[.K18]" office:value-type="float" office:value="0.961057637668616" calcext:value-type="float">
            <text:p>0.961057637668616</text:p>
          </table:table-cell>
          <table:table-cell table:formula="of:=[.S18]*[.J18]" office:value-type="float" office:value="64.0381535707729" calcext:value-type="float">
            <text:p>64.038153570772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1556780" calcext:value-type="float">
            <text:p>1556780</text:p>
          </table:table-cell>
          <table:table-cell office:value-type="float" office:value="1225000" calcext:value-type="float">
            <text:p>1225000</text:p>
          </table:table-cell>
          <table:table-cell office:value-type="float" office:value="331779" calcext:value-type="float">
            <text:p>331779</text:p>
          </table:table-cell>
          <table:table-cell office:value-type="float" office:value="293552" calcext:value-type="float">
            <text:p>293552</text:p>
          </table:table-cell>
          <table:table-cell office:value-type="float" office:value="38227" calcext:value-type="float">
            <text:p>38227</text:p>
          </table:table-cell>
          <table:table-cell office:value-type="float" office:value="10891" calcext:value-type="float">
            <text:p>10891</text:p>
          </table:table-cell>
          <table:table-cell office:value-type="float" office:value="6276" calcext:value-type="float">
            <text:p>6276</text:p>
          </table:table-cell>
          <table:table-cell office:value-type="float" office:value="57.6256" calcext:value-type="float">
            <text:p>57.6256</text:p>
          </table:table-cell>
          <table:table-cell office:value-type="float" office:value="1143870" calcext:value-type="float">
            <text:p>1143870</text:p>
          </table:table-cell>
          <table:table-cell office:value-type="float" office:value="412909" calcext:value-type="float">
            <text:p>412909</text:p>
          </table:table-cell>
          <table:table-cell/>
          <table:table-cell table:formula="of:=[.L19]+[.K19]" office:value-type="float" office:value="1556779" calcext:value-type="float">
            <text:p>1556779</text:p>
          </table:table-cell>
          <table:table-cell table:formula="of:=[.E19]+[.D19]" office:value-type="float" office:value="1556779" calcext:value-type="float">
            <text:p>1556779</text:p>
          </table:table-cell>
          <table:table-cell table:formula="of:=[.K19]-[.G19]" office:value-type="float" office:value="1105643" calcext:value-type="float">
            <text:p>1105643</text:p>
          </table:table-cell>
          <table:table-cell table:formula="of:=[.L19]-[.F19]" office:value-type="float" office:value="119357" calcext:value-type="float">
            <text:p>119357</text:p>
          </table:table-cell>
          <table:table-cell table:formula="of:=[.Q19]+[.P19]" office:value-type="float" office:value="1225000" calcext:value-type="float">
            <text:p>1225000</text:p>
          </table:table-cell>
          <table:table-cell table:formula="of:=[.P19]/[.K19]" office:value-type="float" office:value="0.966580992595312" calcext:value-type="float">
            <text:p>0.966580992595312</text:p>
          </table:table-cell>
          <table:table-cell table:formula="of:=[.S19]*[.J19]" office:value-type="float" office:value="55.6998096469004" calcext:value-type="float">
            <text:p>55.699809646900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1556780" calcext:value-type="float">
            <text:p>1556780</text:p>
          </table:table-cell>
          <table:table-cell office:value-type="float" office:value="1291360" calcext:value-type="float">
            <text:p>1291360</text:p>
          </table:table-cell>
          <table:table-cell office:value-type="float" office:value="265415" calcext:value-type="float">
            <text:p>265415</text:p>
          </table:table-cell>
          <table:table-cell office:value-type="float" office:value="217004" calcext:value-type="float">
            <text:p>217004</text:p>
          </table:table-cell>
          <table:table-cell office:value-type="float" office:value="48411" calcext:value-type="float">
            <text:p>48411</text:p>
          </table:table-cell>
          <table:table-cell office:value-type="float" office:value="10891" calcext:value-type="float">
            <text:p>10891</text:p>
          </table:table-cell>
          <table:table-cell office:value-type="float" office:value="8148" calcext:value-type="float">
            <text:p>8148</text:p>
          </table:table-cell>
          <table:table-cell office:value-type="float" office:value="74.8141" calcext:value-type="float">
            <text:p>74.8141</text:p>
          </table:table-cell>
          <table:table-cell office:value-type="float" office:value="1143870" calcext:value-type="float">
            <text:p>1143870</text:p>
          </table:table-cell>
          <table:table-cell office:value-type="float" office:value="412909" calcext:value-type="float">
            <text:p>412909</text:p>
          </table:table-cell>
          <table:table-cell/>
          <table:table-cell table:formula="of:=[.L20]+[.K20]" office:value-type="float" office:value="1556779" calcext:value-type="float">
            <text:p>1556779</text:p>
          </table:table-cell>
          <table:table-cell table:formula="of:=[.E20]+[.D20]" office:value-type="float" office:value="1556775" calcext:value-type="float">
            <text:p>1556775</text:p>
          </table:table-cell>
          <table:table-cell table:formula="of:=[.K20]-[.G20]" office:value-type="float" office:value="1095459" calcext:value-type="float">
            <text:p>1095459</text:p>
          </table:table-cell>
          <table:table-cell table:formula="of:=[.L20]-[.F20]" office:value-type="float" office:value="195905" calcext:value-type="float">
            <text:p>195905</text:p>
          </table:table-cell>
          <table:table-cell table:formula="of:=[.Q20]+[.P20]" office:value-type="float" office:value="1291364" calcext:value-type="float">
            <text:p>1291364</text:p>
          </table:table-cell>
          <table:table-cell table:formula="of:=[.P20]/[.K20]" office:value-type="float" office:value="0.957677882976212" calcext:value-type="float">
            <text:p>0.957677882976212</text:p>
          </table:table-cell>
          <table:table-cell table:formula="of:=[.S20]*[.J20]" office:value-type="float" office:value="71.6478089047706" calcext:value-type="float">
            <text:p>71.647808904770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1556780" calcext:value-type="float">
            <text:p>1556780</text:p>
          </table:table-cell>
          <table:table-cell office:value-type="float" office:value="1246920" calcext:value-type="float">
            <text:p>1246920</text:p>
          </table:table-cell>
          <table:table-cell office:value-type="float" office:value="309854" calcext:value-type="float">
            <text:p>309854</text:p>
          </table:table-cell>
          <table:table-cell office:value-type="float" office:value="268951" calcext:value-type="float">
            <text:p>268951</text:p>
          </table:table-cell>
          <table:table-cell office:value-type="float" office:value="40903" calcext:value-type="float">
            <text:p>40903</text:p>
          </table:table-cell>
          <table:table-cell office:value-type="float" office:value="10891" calcext:value-type="float">
            <text:p>10891</text:p>
          </table:table-cell>
          <table:table-cell office:value-type="float" office:value="7027" calcext:value-type="float">
            <text:p>7027</text:p>
          </table:table-cell>
          <table:table-cell office:value-type="float" office:value="64.5212" calcext:value-type="float">
            <text:p>64.5212</text:p>
          </table:table-cell>
          <table:table-cell office:value-type="float" office:value="1143870" calcext:value-type="float">
            <text:p>1143870</text:p>
          </table:table-cell>
          <table:table-cell office:value-type="float" office:value="412909" calcext:value-type="float">
            <text:p>412909</text:p>
          </table:table-cell>
          <table:table-cell/>
          <table:table-cell table:formula="of:=[.L21]+[.K21]" office:value-type="float" office:value="1556779" calcext:value-type="float">
            <text:p>1556779</text:p>
          </table:table-cell>
          <table:table-cell table:formula="of:=[.E21]+[.D21]" office:value-type="float" office:value="1556774" calcext:value-type="float">
            <text:p>1556774</text:p>
          </table:table-cell>
          <table:table-cell table:formula="of:=[.K21]-[.G21]" office:value-type="float" office:value="1102967" calcext:value-type="float">
            <text:p>1102967</text:p>
          </table:table-cell>
          <table:table-cell table:formula="of:=[.L21]-[.F21]" office:value-type="float" office:value="143958" calcext:value-type="float">
            <text:p>143958</text:p>
          </table:table-cell>
          <table:table-cell table:formula="of:=[.Q21]+[.P21]" office:value-type="float" office:value="1246925" calcext:value-type="float">
            <text:p>1246925</text:p>
          </table:table-cell>
          <table:table-cell table:formula="of:=[.P21]/[.K21]" office:value-type="float" office:value="0.96424156591221" calcext:value-type="float">
            <text:p>0.96424156591221</text:p>
          </table:table-cell>
          <table:table-cell table:formula="of:=[.S21]*[.J21]" office:value-type="float" office:value="62.2140229225349" calcext:value-type="float">
            <text:p>62.214022922534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1556780" calcext:value-type="float">
            <text:p>1556780</text:p>
          </table:table-cell>
          <table:table-cell office:value-type="float" office:value="1224300" calcext:value-type="float">
            <text:p>1224300</text:p>
          </table:table-cell>
          <table:table-cell office:value-type="float" office:value="332471" calcext:value-type="float">
            <text:p>332471</text:p>
          </table:table-cell>
          <table:table-cell office:value-type="float" office:value="297653" calcext:value-type="float">
            <text:p>297653</text:p>
          </table:table-cell>
          <table:table-cell office:value-type="float" office:value="34818" calcext:value-type="float">
            <text:p>34818</text:p>
          </table:table-cell>
          <table:table-cell office:value-type="float" office:value="10891" calcext:value-type="float">
            <text:p>10891</text:p>
          </table:table-cell>
          <table:table-cell office:value-type="float" office:value="6049" calcext:value-type="float">
            <text:p>6049</text:p>
          </table:table-cell>
          <table:table-cell office:value-type="float" office:value="55.5413" calcext:value-type="float">
            <text:p>55.5413</text:p>
          </table:table-cell>
          <table:table-cell office:value-type="float" office:value="1143870" calcext:value-type="float">
            <text:p>1143870</text:p>
          </table:table-cell>
          <table:table-cell office:value-type="float" office:value="412909" calcext:value-type="float">
            <text:p>412909</text:p>
          </table:table-cell>
          <table:table-cell/>
          <table:table-cell table:formula="of:=[.L22]+[.K22]" office:value-type="float" office:value="1556779" calcext:value-type="float">
            <text:p>1556779</text:p>
          </table:table-cell>
          <table:table-cell table:formula="of:=[.E22]+[.D22]" office:value-type="float" office:value="1556771" calcext:value-type="float">
            <text:p>1556771</text:p>
          </table:table-cell>
          <table:table-cell table:formula="of:=[.K22]-[.G22]" office:value-type="float" office:value="1109052" calcext:value-type="float">
            <text:p>1109052</text:p>
          </table:table-cell>
          <table:table-cell table:formula="of:=[.L22]-[.F22]" office:value-type="float" office:value="115256" calcext:value-type="float">
            <text:p>115256</text:p>
          </table:table-cell>
          <table:table-cell table:formula="of:=[.Q22]+[.P22]" office:value-type="float" office:value="1224308" calcext:value-type="float">
            <text:p>1224308</text:p>
          </table:table-cell>
          <table:table-cell table:formula="of:=[.P22]/[.K22]" office:value-type="float" office:value="0.969561226363136" calcext:value-type="float">
            <text:p>0.969561226363136</text:p>
          </table:table-cell>
          <table:table-cell table:formula="of:=[.S22]*[.J22]" office:value-type="float" office:value="53.8506909418028" calcext:value-type="float">
            <text:p>53.850690941802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1556780" calcext:value-type="float">
            <text:p>1556780</text:p>
          </table:table-cell>
          <table:table-cell office:value-type="float" office:value="1289060" calcext:value-type="float">
            <text:p>1289060</text:p>
          </table:table-cell>
          <table:table-cell office:value-type="float" office:value="267714" calcext:value-type="float">
            <text:p>267714</text:p>
          </table:table-cell>
          <table:table-cell office:value-type="float" office:value="223101" calcext:value-type="float">
            <text:p>223101</text:p>
          </table:table-cell>
          <table:table-cell office:value-type="float" office:value="44613" calcext:value-type="float">
            <text:p>44613</text:p>
          </table:table-cell>
          <table:table-cell office:value-type="float" office:value="10891" calcext:value-type="float">
            <text:p>10891</text:p>
          </table:table-cell>
          <table:table-cell office:value-type="float" office:value="7897" calcext:value-type="float">
            <text:p>7897</text:p>
          </table:table-cell>
          <table:table-cell office:value-type="float" office:value="72.5094" calcext:value-type="float">
            <text:p>72.5094</text:p>
          </table:table-cell>
          <table:table-cell office:value-type="float" office:value="1143870" calcext:value-type="float">
            <text:p>1143870</text:p>
          </table:table-cell>
          <table:table-cell office:value-type="float" office:value="412909" calcext:value-type="float">
            <text:p>412909</text:p>
          </table:table-cell>
          <table:table-cell/>
          <table:table-cell table:formula="of:=[.L23]+[.K23]" office:value-type="float" office:value="1556779" calcext:value-type="float">
            <text:p>1556779</text:p>
          </table:table-cell>
          <table:table-cell table:formula="of:=[.E23]+[.D23]" office:value-type="float" office:value="1556774" calcext:value-type="float">
            <text:p>1556774</text:p>
          </table:table-cell>
          <table:table-cell table:formula="of:=[.K23]-[.G23]" office:value-type="float" office:value="1099257" calcext:value-type="float">
            <text:p>1099257</text:p>
          </table:table-cell>
          <table:table-cell table:formula="of:=[.L23]-[.F23]" office:value-type="float" office:value="189808" calcext:value-type="float">
            <text:p>189808</text:p>
          </table:table-cell>
          <table:table-cell table:formula="of:=[.Q23]+[.P23]" office:value-type="float" office:value="1289065" calcext:value-type="float">
            <text:p>1289065</text:p>
          </table:table-cell>
          <table:table-cell table:formula="of:=[.P23]/[.K23]" office:value-type="float" office:value="0.960998190353799" calcext:value-type="float">
            <text:p>0.960998190353799</text:p>
          </table:table-cell>
          <table:table-cell table:formula="of:=[.S23]*[.J23]" office:value-type="float" office:value="69.6814021836398" calcext:value-type="float">
            <text:p>69.681402183639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1556780" calcext:value-type="float">
            <text:p>1556780</text:p>
          </table:table-cell>
          <table:table-cell office:value-type="float" office:value="1245520" calcext:value-type="float">
            <text:p>1245520</text:p>
          </table:table-cell>
          <table:table-cell office:value-type="float" office:value="311257" calcext:value-type="float">
            <text:p>311257</text:p>
          </table:table-cell>
          <table:table-cell office:value-type="float" office:value="273995" calcext:value-type="float">
            <text:p>273995</text:p>
          </table:table-cell>
          <table:table-cell office:value-type="float" office:value="37262" calcext:value-type="float">
            <text:p>37262</text:p>
          </table:table-cell>
          <table:table-cell office:value-type="float" office:value="10891" calcext:value-type="float">
            <text:p>10891</text:p>
          </table:table-cell>
          <table:table-cell office:value-type="float" office:value="6770" calcext:value-type="float">
            <text:p>6770</text:p>
          </table:table-cell>
          <table:table-cell office:value-type="float" office:value="62.1614" calcext:value-type="float">
            <text:p>62.1614</text:p>
          </table:table-cell>
          <table:table-cell office:value-type="float" office:value="1143870" calcext:value-type="float">
            <text:p>1143870</text:p>
          </table:table-cell>
          <table:table-cell office:value-type="float" office:value="412909" calcext:value-type="float">
            <text:p>412909</text:p>
          </table:table-cell>
          <table:table-cell/>
          <table:table-cell table:formula="of:=[.L24]+[.K24]" office:value-type="float" office:value="1556779" calcext:value-type="float">
            <text:p>1556779</text:p>
          </table:table-cell>
          <table:table-cell table:formula="of:=[.E24]+[.D24]" office:value-type="float" office:value="1556777" calcext:value-type="float">
            <text:p>1556777</text:p>
          </table:table-cell>
          <table:table-cell table:formula="of:=[.K24]-[.G24]" office:value-type="float" office:value="1106608" calcext:value-type="float">
            <text:p>1106608</text:p>
          </table:table-cell>
          <table:table-cell table:formula="of:=[.L24]-[.F24]" office:value-type="float" office:value="138914" calcext:value-type="float">
            <text:p>138914</text:p>
          </table:table-cell>
          <table:table-cell table:formula="of:=[.Q24]+[.P24]" office:value-type="float" office:value="1245522" calcext:value-type="float">
            <text:p>1245522</text:p>
          </table:table-cell>
          <table:table-cell table:formula="of:=[.P24]/[.K24]" office:value-type="float" office:value="0.967424619930586" calcext:value-type="float">
            <text:p>0.967424619930586</text:p>
          </table:table-cell>
          <table:table-cell table:formula="of:=[.S24]*[.J24]" office:value-type="float" office:value="60.1364687693532" calcext:value-type="float">
            <text:p>60.136468769353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1556780" calcext:value-type="float">
            <text:p>1556780</text:p>
          </table:table-cell>
          <table:table-cell office:value-type="float" office:value="1223820" calcext:value-type="float">
            <text:p>1223820</text:p>
          </table:table-cell>
          <table:table-cell office:value-type="float" office:value="332957" calcext:value-type="float">
            <text:p>332957</text:p>
          </table:table-cell>
          <table:table-cell office:value-type="float" office:value="301538" calcext:value-type="float">
            <text:p>301538</text:p>
          </table:table-cell>
          <table:table-cell office:value-type="float" office:value="31419" calcext:value-type="float">
            <text:p>31419</text:p>
          </table:table-cell>
          <table:table-cell office:value-type="float" office:value="10891" calcext:value-type="float">
            <text:p>10891</text:p>
          </table:table-cell>
          <table:table-cell office:value-type="float" office:value="5827" calcext:value-type="float">
            <text:p>5827</text:p>
          </table:table-cell>
          <table:table-cell office:value-type="float" office:value="53.5029" calcext:value-type="float">
            <text:p>53.5029</text:p>
          </table:table-cell>
          <table:table-cell office:value-type="float" office:value="1143870" calcext:value-type="float">
            <text:p>1143870</text:p>
          </table:table-cell>
          <table:table-cell office:value-type="float" office:value="412909" calcext:value-type="float">
            <text:p>412909</text:p>
          </table:table-cell>
          <table:table-cell/>
          <table:table-cell table:formula="of:=[.L25]+[.K25]" office:value-type="float" office:value="1556779" calcext:value-type="float">
            <text:p>1556779</text:p>
          </table:table-cell>
          <table:table-cell table:formula="of:=[.E25]+[.D25]" office:value-type="float" office:value="1556777" calcext:value-type="float">
            <text:p>1556777</text:p>
          </table:table-cell>
          <table:table-cell table:formula="of:=[.K25]-[.G25]" office:value-type="float" office:value="1112451" calcext:value-type="float">
            <text:p>1112451</text:p>
          </table:table-cell>
          <table:table-cell table:formula="of:=[.L25]-[.F25]" office:value-type="float" office:value="111371" calcext:value-type="float">
            <text:p>111371</text:p>
          </table:table-cell>
          <table:table-cell table:formula="of:=[.Q25]+[.P25]" office:value-type="float" office:value="1223822" calcext:value-type="float">
            <text:p>1223822</text:p>
          </table:table-cell>
          <table:table-cell table:formula="of:=[.P25]/[.K25]" office:value-type="float" office:value="0.97253271787878" calcext:value-type="float">
            <text:p>0.97253271787878</text:p>
          </table:table-cell>
          <table:table-cell table:formula="of:=[.S25]*[.J25]" office:value-type="float" office:value="52.0333207513966" calcext:value-type="float">
            <text:p>52.033320751396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1556780" calcext:value-type="float">
            <text:p>1556780</text:p>
          </table:table-cell>
          <table:table-cell office:value-type="float" office:value="1286680" calcext:value-type="float">
            <text:p>1286680</text:p>
          </table:table-cell>
          <table:table-cell office:value-type="float" office:value="270095" calcext:value-type="float">
            <text:p>270095</text:p>
          </table:table-cell>
          <table:table-cell office:value-type="float" office:value="229184" calcext:value-type="float">
            <text:p>229184</text:p>
          </table:table-cell>
          <table:table-cell office:value-type="float" office:value="40911" calcext:value-type="float">
            <text:p>40911</text:p>
          </table:table-cell>
          <table:table-cell office:value-type="float" office:value="10891" calcext:value-type="float">
            <text:p>10891</text:p>
          </table:table-cell>
          <table:table-cell office:value-type="float" office:value="7641" calcext:value-type="float">
            <text:p>7641</text:p>
          </table:table-cell>
          <table:table-cell office:value-type="float" office:value="70.1588" calcext:value-type="float">
            <text:p>70.1588</text:p>
          </table:table-cell>
          <table:table-cell office:value-type="float" office:value="1143870" calcext:value-type="float">
            <text:p>1143870</text:p>
          </table:table-cell>
          <table:table-cell office:value-type="float" office:value="412909" calcext:value-type="float">
            <text:p>412909</text:p>
          </table:table-cell>
          <table:table-cell/>
          <table:table-cell table:formula="of:=[.L26]+[.K26]" office:value-type="float" office:value="1556779" calcext:value-type="float">
            <text:p>1556779</text:p>
          </table:table-cell>
          <table:table-cell table:formula="of:=[.E26]+[.D26]" office:value-type="float" office:value="1556775" calcext:value-type="float">
            <text:p>1556775</text:p>
          </table:table-cell>
          <table:table-cell table:formula="of:=[.K26]-[.G26]" office:value-type="float" office:value="1102959" calcext:value-type="float">
            <text:p>1102959</text:p>
          </table:table-cell>
          <table:table-cell table:formula="of:=[.L26]-[.F26]" office:value-type="float" office:value="183725" calcext:value-type="float">
            <text:p>183725</text:p>
          </table:table-cell>
          <table:table-cell table:formula="of:=[.Q26]+[.P26]" office:value-type="float" office:value="1286684" calcext:value-type="float">
            <text:p>1286684</text:p>
          </table:table-cell>
          <table:table-cell table:formula="of:=[.P26]/[.K26]" office:value-type="float" office:value="0.964234572110467" calcext:value-type="float">
            <text:p>0.964234572110467</text:p>
          </table:table-cell>
          <table:table-cell table:formula="of:=[.S26]*[.J26]" office:value-type="float" office:value="67.6495404977838" calcext:value-type="float">
            <text:p>67.649540497783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1556780" calcext:value-type="float">
            <text:p>1556780</text:p>
          </table:table-cell>
          <table:table-cell office:value-type="float" office:value="1244120" calcext:value-type="float">
            <text:p>1244120</text:p>
          </table:table-cell>
          <table:table-cell office:value-type="float" office:value="312659" calcext:value-type="float">
            <text:p>312659</text:p>
          </table:table-cell>
          <table:table-cell office:value-type="float" office:value="278912" calcext:value-type="float">
            <text:p>278912</text:p>
          </table:table-cell>
          <table:table-cell office:value-type="float" office:value="33747" calcext:value-type="float">
            <text:p>33747</text:p>
          </table:table-cell>
          <table:table-cell office:value-type="float" office:value="10891" calcext:value-type="float">
            <text:p>10891</text:p>
          </table:table-cell>
          <table:table-cell office:value-type="float" office:value="6528" calcext:value-type="float">
            <text:p>6528</text:p>
          </table:table-cell>
          <table:table-cell office:value-type="float" office:value="59.9394" calcext:value-type="float">
            <text:p>59.9394</text:p>
          </table:table-cell>
          <table:table-cell office:value-type="float" office:value="1143870" calcext:value-type="float">
            <text:p>1143870</text:p>
          </table:table-cell>
          <table:table-cell office:value-type="float" office:value="412909" calcext:value-type="float">
            <text:p>412909</text:p>
          </table:table-cell>
          <table:table-cell/>
          <table:table-cell table:formula="of:=[.L27]+[.K27]" office:value-type="float" office:value="1556779" calcext:value-type="float">
            <text:p>1556779</text:p>
          </table:table-cell>
          <table:table-cell table:formula="of:=[.E27]+[.D27]" office:value-type="float" office:value="1556779" calcext:value-type="float">
            <text:p>1556779</text:p>
          </table:table-cell>
          <table:table-cell table:formula="of:=[.K27]-[.G27]" office:value-type="float" office:value="1110123" calcext:value-type="float">
            <text:p>1110123</text:p>
          </table:table-cell>
          <table:table-cell table:formula="of:=[.L27]-[.F27]" office:value-type="float" office:value="133997" calcext:value-type="float">
            <text:p>133997</text:p>
          </table:table-cell>
          <table:table-cell table:formula="of:=[.Q27]+[.P27]" office:value-type="float" office:value="1244120" calcext:value-type="float">
            <text:p>1244120</text:p>
          </table:table-cell>
          <table:table-cell table:formula="of:=[.P27]/[.K27]" office:value-type="float" office:value="0.970497521571507" calcext:value-type="float">
            <text:p>0.970497521571507</text:p>
          </table:table-cell>
          <table:table-cell table:formula="of:=[.S27]*[.J27]" office:value-type="float" office:value="58.1710391444832" calcext:value-type="float">
            <text:p>58.171039144483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1556780" calcext:value-type="float">
            <text:p>1556780</text:p>
          </table:table-cell>
          <table:table-cell office:value-type="float" office:value="1223300" calcext:value-type="float">
            <text:p>1223300</text:p>
          </table:table-cell>
          <table:table-cell office:value-type="float" office:value="333478" calcext:value-type="float">
            <text:p>333478</text:p>
          </table:table-cell>
          <table:table-cell office:value-type="float" office:value="305277" calcext:value-type="float">
            <text:p>305277</text:p>
          </table:table-cell>
          <table:table-cell office:value-type="float" office:value="28201" calcext:value-type="float">
            <text:p>28201</text:p>
          </table:table-cell>
          <table:table-cell office:value-type="float" office:value="10891" calcext:value-type="float">
            <text:p>10891</text:p>
          </table:table-cell>
          <table:table-cell office:value-type="float" office:value="5632" calcext:value-type="float">
            <text:p>5632</text:p>
          </table:table-cell>
          <table:table-cell office:value-type="float" office:value="51.7124" calcext:value-type="float">
            <text:p>51.7124</text:p>
          </table:table-cell>
          <table:table-cell office:value-type="float" office:value="1143870" calcext:value-type="float">
            <text:p>1143870</text:p>
          </table:table-cell>
          <table:table-cell office:value-type="float" office:value="412909" calcext:value-type="float">
            <text:p>412909</text:p>
          </table:table-cell>
          <table:table-cell/>
          <table:table-cell table:formula="of:=[.L28]+[.K28]" office:value-type="float" office:value="1556779" calcext:value-type="float">
            <text:p>1556779</text:p>
          </table:table-cell>
          <table:table-cell table:formula="of:=[.E28]+[.D28]" office:value-type="float" office:value="1556778" calcext:value-type="float">
            <text:p>1556778</text:p>
          </table:table-cell>
          <table:table-cell table:formula="of:=[.K28]-[.G28]" office:value-type="float" office:value="1115669" calcext:value-type="float">
            <text:p>1115669</text:p>
          </table:table-cell>
          <table:table-cell table:formula="of:=[.L28]-[.F28]" office:value-type="float" office:value="107632" calcext:value-type="float">
            <text:p>107632</text:p>
          </table:table-cell>
          <table:table-cell table:formula="of:=[.Q28]+[.P28]" office:value-type="float" office:value="1223301" calcext:value-type="float">
            <text:p>1223301</text:p>
          </table:table-cell>
          <table:table-cell table:formula="of:=[.P28]/[.K28]" office:value-type="float" office:value="0.975345974629984" calcext:value-type="float">
            <text:p>0.975345974629984</text:p>
          </table:table-cell>
          <table:table-cell table:formula="of:=[.S28]*[.J28]" office:value-type="float" office:value="50.4374811784556" calcext:value-type="float">
            <text:p>50.437481178455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1556780" calcext:value-type="float">
            <text:p>1556780</text:p>
          </table:table-cell>
          <table:table-cell office:value-type="float" office:value="1284220" calcext:value-type="float">
            <text:p>1284220</text:p>
          </table:table-cell>
          <table:table-cell office:value-type="float" office:value="272552" calcext:value-type="float">
            <text:p>272552</text:p>
          </table:table-cell>
          <table:table-cell office:value-type="float" office:value="235216" calcext:value-type="float">
            <text:p>235216</text:p>
          </table:table-cell>
          <table:table-cell office:value-type="float" office:value="37336" calcext:value-type="float">
            <text:p>37336</text:p>
          </table:table-cell>
          <table:table-cell office:value-type="float" office:value="10891" calcext:value-type="float">
            <text:p>10891</text:p>
          </table:table-cell>
          <table:table-cell office:value-type="float" office:value="7398" calcext:value-type="float">
            <text:p>7398</text:p>
          </table:table-cell>
          <table:table-cell office:value-type="float" office:value="67.9276" calcext:value-type="float">
            <text:p>67.9276</text:p>
          </table:table-cell>
          <table:table-cell office:value-type="float" office:value="1143870" calcext:value-type="float">
            <text:p>1143870</text:p>
          </table:table-cell>
          <table:table-cell office:value-type="float" office:value="412909" calcext:value-type="float">
            <text:p>412909</text:p>
          </table:table-cell>
          <table:table-cell/>
          <table:table-cell table:formula="of:=[.L29]+[.K29]" office:value-type="float" office:value="1556779" calcext:value-type="float">
            <text:p>1556779</text:p>
          </table:table-cell>
          <table:table-cell table:formula="of:=[.E29]+[.D29]" office:value-type="float" office:value="1556772" calcext:value-type="float">
            <text:p>1556772</text:p>
          </table:table-cell>
          <table:table-cell table:formula="of:=[.K29]-[.G29]" office:value-type="float" office:value="1106534" calcext:value-type="float">
            <text:p>1106534</text:p>
          </table:table-cell>
          <table:table-cell table:formula="of:=[.L29]-[.F29]" office:value-type="float" office:value="177693" calcext:value-type="float">
            <text:p>177693</text:p>
          </table:table-cell>
          <table:table-cell table:formula="of:=[.Q29]+[.P29]" office:value-type="float" office:value="1284227" calcext:value-type="float">
            <text:p>1284227</text:p>
          </table:table-cell>
          <table:table-cell table:formula="of:=[.P29]/[.K29]" office:value-type="float" office:value="0.967359927264462" calcext:value-type="float">
            <text:p>0.967359927264462</text:p>
          </table:table-cell>
          <table:table-cell table:formula="of:=[.S29]*[.J29]" office:value-type="float" office:value="65.7104381952495" calcext:value-type="float">
            <text:p>65.710438195249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1556780" calcext:value-type="float">
            <text:p>1556780</text:p>
          </table:table-cell>
          <table:table-cell office:value-type="float" office:value="1242880" calcext:value-type="float">
            <text:p>1242880</text:p>
          </table:table-cell>
          <table:table-cell office:value-type="float" office:value="313899" calcext:value-type="float">
            <text:p>313899</text:p>
          </table:table-cell>
          <table:table-cell office:value-type="float" office:value="283498" calcext:value-type="float">
            <text:p>283498</text:p>
          </table:table-cell>
          <table:table-cell office:value-type="float" office:value="30401" calcext:value-type="float">
            <text:p>30401</text:p>
          </table:table-cell>
          <table:table-cell office:value-type="float" office:value="10891" calcext:value-type="float">
            <text:p>10891</text:p>
          </table:table-cell>
          <table:table-cell office:value-type="float" office:value="6288" calcext:value-type="float">
            <text:p>6288</text:p>
          </table:table-cell>
          <table:table-cell office:value-type="float" office:value="57.7357" calcext:value-type="float">
            <text:p>57.7357</text:p>
          </table:table-cell>
          <table:table-cell office:value-type="float" office:value="1143870" calcext:value-type="float">
            <text:p>1143870</text:p>
          </table:table-cell>
          <table:table-cell office:value-type="float" office:value="412909" calcext:value-type="float">
            <text:p>412909</text:p>
          </table:table-cell>
          <table:table-cell/>
          <table:table-cell table:formula="of:=[.L30]+[.K30]" office:value-type="float" office:value="1556779" calcext:value-type="float">
            <text:p>1556779</text:p>
          </table:table-cell>
          <table:table-cell table:formula="of:=[.E30]+[.D30]" office:value-type="float" office:value="1556779" calcext:value-type="float">
            <text:p>1556779</text:p>
          </table:table-cell>
          <table:table-cell table:formula="of:=[.K30]-[.G30]" office:value-type="float" office:value="1113469" calcext:value-type="float">
            <text:p>1113469</text:p>
          </table:table-cell>
          <table:table-cell table:formula="of:=[.L30]-[.F30]" office:value-type="float" office:value="129411" calcext:value-type="float">
            <text:p>129411</text:p>
          </table:table-cell>
          <table:table-cell table:formula="of:=[.Q30]+[.P30]" office:value-type="float" office:value="1242880" calcext:value-type="float">
            <text:p>1242880</text:p>
          </table:table-cell>
          <table:table-cell table:formula="of:=[.P30]/[.K30]" office:value-type="float" office:value="0.973422679150603" calcext:value-type="float">
            <text:p>0.973422679150603</text:p>
          </table:table-cell>
          <table:table-cell table:formula="of:=[.S30]*[.J30]" office:value-type="float" office:value="56.2012397766355" calcext:value-type="float">
            <text:p>56.201239776635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1556780" calcext:value-type="float">
            <text:p>1556780</text:p>
          </table:table-cell>
          <table:table-cell office:value-type="float" office:value="1223020" calcext:value-type="float">
            <text:p>1223020</text:p>
          </table:table-cell>
          <table:table-cell office:value-type="float" office:value="333755" calcext:value-type="float">
            <text:p>333755</text:p>
          </table:table-cell>
          <table:table-cell office:value-type="float" office:value="308579" calcext:value-type="float">
            <text:p>308579</text:p>
          </table:table-cell>
          <table:table-cell office:value-type="float" office:value="25176" calcext:value-type="float">
            <text:p>25176</text:p>
          </table:table-cell>
          <table:table-cell office:value-type="float" office:value="10891" calcext:value-type="float">
            <text:p>10891</text:p>
          </table:table-cell>
          <table:table-cell office:value-type="float" office:value="5396" calcext:value-type="float">
            <text:p>5396</text:p>
          </table:table-cell>
          <table:table-cell office:value-type="float" office:value="49.5455" calcext:value-type="float">
            <text:p>49.5455</text:p>
          </table:table-cell>
          <table:table-cell office:value-type="float" office:value="1143870" calcext:value-type="float">
            <text:p>1143870</text:p>
          </table:table-cell>
          <table:table-cell office:value-type="float" office:value="412909" calcext:value-type="float">
            <text:p>412909</text:p>
          </table:table-cell>
          <table:table-cell/>
          <table:table-cell table:formula="of:=[.L31]+[.K31]" office:value-type="float" office:value="1556779" calcext:value-type="float">
            <text:p>1556779</text:p>
          </table:table-cell>
          <table:table-cell table:formula="of:=[.E31]+[.D31]" office:value-type="float" office:value="1556775" calcext:value-type="float">
            <text:p>1556775</text:p>
          </table:table-cell>
          <table:table-cell table:formula="of:=[.K31]-[.G31]" office:value-type="float" office:value="1118694" calcext:value-type="float">
            <text:p>1118694</text:p>
          </table:table-cell>
          <table:table-cell table:formula="of:=[.L31]-[.F31]" office:value-type="float" office:value="104330" calcext:value-type="float">
            <text:p>104330</text:p>
          </table:table-cell>
          <table:table-cell table:formula="of:=[.Q31]+[.P31]" office:value-type="float" office:value="1223024" calcext:value-type="float">
            <text:p>1223024</text:p>
          </table:table-cell>
          <table:table-cell table:formula="of:=[.P31]/[.K31]" office:value-type="float" office:value="0.977990505914134" calcext:value-type="float">
            <text:p>0.977990505914134</text:p>
          </table:table-cell>
          <table:table-cell table:formula="of:=[.S31]*[.J31]" office:value-type="float" office:value="48.4550286107687" calcext:value-type="float">
            <text:p>48.45502861076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18T13:36:06.562967309</dc:date>
    <meta:editing-duration>PT8M7S</meta:editing-duration>
    <meta:editing-cycles>1</meta:editing-cycles>
    <meta:generator>LibreOffice/7.3.7.2$Linux_X86_64 LibreOffice_project/30$Build-2</meta:generator>
    <meta:document-statistic meta:table-count="1" meta:cell-count="589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63cm" svg:y="4.201cm" style:legend-expansion="high" chart:style-name="ch2"/>
        <chart:plot-area chart:style-name="ch3" table:cell-range-address="thresholding_results.T2:thresholding_results.T31" svg:x="0.32cm" svg:y="0.18cm" svg:width="13.123cm" svg:height="8.64cm">
          <chart:coordinate-region svg:x="0.941cm" svg:y="0.379cm" svg:width="12.502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hresholding_results.T2:thresholding_results.T31" chart:class="chart:bar"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8.6476915696714">
                <text:p>78.6476915696714</text:p>
                <draw:g>
                  <svg:desc>thresholding_results.T2:thresholding_results.T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3.0140695507357">
                <text:p>73.01406955073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.3335067516414">
                <text:p>66.33350675164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8.1530169351412">
                <text:p>78.15301693514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1.7699141524824">
                <text:p>71.76991415248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.5577880668258">
                <text:p>64.55778806682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7.3159361259584">
                <text:p>77.31593612595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.2116217668092">
                <text:p>70.21162176680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2.8671596135925">
                <text:p>62.86715961359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6.1701427643876">
                <text:p>76.17014276438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8.3422330412547">
                <text:p>68.34223304125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.669599395211">
                <text:p>60.6695993952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4.8026254714259">
                <text:p>74.80262547142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6.2503411492565">
                <text:p>66.25034114925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8.0883702509901">
                <text:p>58.08837025099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3.1142575151897">
                <text:p>73.11425751518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.0381535707729">
                <text:p>64.03815357077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5.6998096469004">
                <text:p>55.69980964690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1.6478089047706">
                <text:p>71.64780890477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2.2140229225349">
                <text:p>62.21402292253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3.8506909418028">
                <text:p>53.85069094180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9.6814021836398">
                <text:p>69.68140218363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.1364687693532">
                <text:p>60.13646876935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2.0333207513966">
                <text:p>52.03332075139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7.6495404977838">
                <text:p>67.64954049778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8.1710391444832">
                <text:p>58.17103914448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0.4374811784556">
                <text:p>50.43748117845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5.7104381952495">
                <text:p>65.71043819524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6.2012397766355">
                <text:p>56.20123977663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8.4550286107687">
                <text:p>48.45502861076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